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tsaah" svg:font-family="Utsaah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Utsaah"/>
    </style:style>
    <style:style style:name="P2" style:family="paragraph" style:parent-style-name="Standard">
      <style:text-properties style:font-name="Utsaah" officeooo:rsid="00006ab8" officeooo:paragraph-rsid="00006ab8"/>
    </style:style>
    <style:style style:name="P3" style:family="paragraph" style:parent-style-name="Standard">
      <style:text-properties style:font-name="Utsaah" officeooo:rsid="00030ffe" officeooo:paragraph-rsid="00030ffe"/>
    </style:style>
    <style:style style:name="P4" style:family="paragraph" style:parent-style-name="Standard">
      <style:text-properties style:font-name="Utsaah" officeooo:rsid="00047aeb" officeooo:paragraph-rsid="00047aeb"/>
    </style:style>
    <style:style style:name="P5" style:family="paragraph" style:parent-style-name="Standard">
      <style:text-properties style:font-name="Utsaah" officeooo:rsid="0004f669" officeooo:paragraph-rsid="0004f669"/>
    </style:style>
    <style:style style:name="P6" style:family="paragraph" style:parent-style-name="Standard">
      <style:text-properties style:font-name="Utsaah" officeooo:rsid="00080bb1" officeooo:paragraph-rsid="00080bb1"/>
    </style:style>
    <style:style style:name="P7" style:family="paragraph" style:parent-style-name="Standard">
      <style:text-properties style:font-name="Utsaah" officeooo:rsid="00080bb1" officeooo:paragraph-rsid="0029f584"/>
    </style:style>
    <style:style style:name="P8" style:family="paragraph" style:parent-style-name="Standard">
      <style:text-properties style:font-name="Utsaah" officeooo:rsid="00087347" officeooo:paragraph-rsid="00087347"/>
    </style:style>
    <style:style style:name="P9" style:family="paragraph" style:parent-style-name="Standard">
      <style:text-properties style:font-name="Utsaah" officeooo:rsid="00087347" officeooo:paragraph-rsid="002c3074"/>
    </style:style>
    <style:style style:name="P10" style:family="paragraph" style:parent-style-name="Standard">
      <style:text-properties style:font-name="Utsaah" officeooo:rsid="00087347" officeooo:paragraph-rsid="002ec41c"/>
    </style:style>
    <style:style style:name="P11" style:family="paragraph" style:parent-style-name="Standard">
      <style:text-properties style:font-name="Utsaah" officeooo:paragraph-rsid="000e0a30"/>
    </style:style>
    <style:style style:name="P12" style:family="paragraph" style:parent-style-name="Standard">
      <style:text-properties style:font-name="Utsaah" officeooo:rsid="000fb9d4" officeooo:paragraph-rsid="0010c54d"/>
    </style:style>
    <style:style style:name="P13" style:family="paragraph" style:parent-style-name="Standard">
      <style:text-properties style:font-name="Utsaah" officeooo:rsid="000e0a30" officeooo:paragraph-rsid="000e0a30"/>
    </style:style>
    <style:style style:name="P14" style:family="paragraph" style:parent-style-name="Standard">
      <style:text-properties style:font-name="Utsaah" officeooo:rsid="00177464" officeooo:paragraph-rsid="00177464"/>
    </style:style>
    <style:style style:name="P15" style:family="paragraph" style:parent-style-name="Standard">
      <style:text-properties style:font-name="Utsaah" officeooo:rsid="0018b086" officeooo:paragraph-rsid="0018b086"/>
    </style:style>
    <style:style style:name="P16" style:family="paragraph" style:parent-style-name="Standard">
      <style:text-properties style:font-name="Utsaah" officeooo:rsid="001a7c4f" officeooo:paragraph-rsid="001a7c4f"/>
    </style:style>
    <style:style style:name="P17" style:family="paragraph" style:parent-style-name="Standard">
      <style:text-properties style:font-name="Utsaah" officeooo:rsid="001b36f2" officeooo:paragraph-rsid="001a7c4f"/>
    </style:style>
    <style:style style:name="P18" style:family="paragraph" style:parent-style-name="Standard">
      <style:text-properties style:font-name="Utsaah" officeooo:rsid="0024132d" officeooo:paragraph-rsid="0024132d"/>
    </style:style>
    <style:style style:name="P19" style:family="paragraph" style:parent-style-name="Standard">
      <style:text-properties style:font-name="Utsaah" officeooo:rsid="0020c481" officeooo:paragraph-rsid="0020c481"/>
    </style:style>
    <style:style style:name="P20" style:family="paragraph" style:parent-style-name="Standard">
      <style:text-properties style:font-name="Utsaah" officeooo:rsid="0029f584" officeooo:paragraph-rsid="0029f584"/>
    </style:style>
    <style:style style:name="P21" style:family="paragraph" style:parent-style-name="Standard">
      <style:text-properties style:font-name="Utsaah" officeooo:rsid="002c3074" officeooo:paragraph-rsid="002c3074"/>
    </style:style>
    <style:style style:name="P22" style:family="paragraph" style:parent-style-name="Standard">
      <style:text-properties style:font-name="Utsaah" officeooo:rsid="002a6674" officeooo:paragraph-rsid="0029f584"/>
    </style:style>
    <style:style style:name="P23" style:family="paragraph" style:parent-style-name="Standard">
      <style:text-properties style:font-name="Utsaah" officeooo:rsid="00303947" officeooo:paragraph-rsid="00303947"/>
    </style:style>
    <style:style style:name="P24" style:family="paragraph" style:parent-style-name="Standard">
      <style:text-properties style:font-name="Utsaah" officeooo:rsid="0032e80d" officeooo:paragraph-rsid="0032e80d"/>
    </style:style>
    <style:style style:name="P25" style:family="paragraph" style:parent-style-name="Standard">
      <style:text-properties style:font-name="Utsaah" officeooo:rsid="00366793" officeooo:paragraph-rsid="00366793"/>
    </style:style>
    <style:style style:name="P26" style:family="paragraph" style:parent-style-name="Standard">
      <style:text-properties style:font-name="Utsaah" officeooo:rsid="00385cd1" officeooo:paragraph-rsid="00385cd1"/>
    </style:style>
    <style:style style:name="P27" style:family="paragraph" style:parent-style-name="Standard">
      <style:text-properties style:font-name="Utsaah" officeooo:rsid="0039b37f" officeooo:paragraph-rsid="00385cd1"/>
    </style:style>
    <style:style style:name="P28" style:family="paragraph" style:parent-style-name="Standard">
      <style:text-properties style:font-name="Utsaah" officeooo:rsid="003ba887" officeooo:paragraph-rsid="003ba887"/>
    </style:style>
    <style:style style:name="P29" style:family="paragraph" style:parent-style-name="Standard">
      <style:text-properties style:font-name="Utsaah" officeooo:rsid="003fb21b" officeooo:paragraph-rsid="003fb21b"/>
    </style:style>
    <style:style style:name="P30" style:family="paragraph" style:parent-style-name="Standard">
      <style:text-properties style:font-name="Utsaah" officeooo:rsid="001e39ae" officeooo:paragraph-rsid="001e39ae"/>
    </style:style>
    <style:style style:name="P31" style:family="paragraph" style:parent-style-name="Standard">
      <style:text-properties style:font-name="Utsaah" fo:font-size="10pt" officeooo:rsid="0041a09d" officeooo:paragraph-rsid="0041a09d" style:font-size-asian="10pt" style:font-size-complex="10pt"/>
    </style:style>
    <style:style style:name="P32" style:family="paragraph" style:parent-style-name="Standard">
      <style:text-properties style:font-name="Utsaah" officeooo:rsid="0025f7ea" officeooo:paragraph-rsid="0025f7ea"/>
    </style:style>
    <style:style style:name="P33" style:family="paragraph" style:parent-style-name="Standard">
      <style:text-properties style:font-name="Utsaah" officeooo:rsid="0045cbde" officeooo:paragraph-rsid="0045cbde"/>
    </style:style>
    <style:style style:name="P34" style:family="paragraph" style:parent-style-name="Standard">
      <style:text-properties style:font-name="Utsaah" officeooo:rsid="0035a82f" officeooo:paragraph-rsid="0035a82f"/>
    </style:style>
    <style:style style:name="P35" style:family="paragraph" style:parent-style-name="Standard">
      <style:text-properties style:font-name="Utsaah" officeooo:rsid="00401fdc" officeooo:paragraph-rsid="00401fdc"/>
    </style:style>
    <style:style style:name="P36" style:family="paragraph" style:parent-style-name="Standard">
      <style:text-properties style:font-name="Utsaah" officeooo:rsid="0052a7a5" officeooo:paragraph-rsid="0052a7a5"/>
    </style:style>
    <style:style style:name="P37" style:family="paragraph" style:parent-style-name="Standard">
      <style:text-properties style:font-name="Utsaah" officeooo:rsid="00538f67" officeooo:paragraph-rsid="00538f67"/>
    </style:style>
    <style:style style:name="P38" style:family="paragraph" style:parent-style-name="Standard">
      <style:text-properties style:font-name="Utsaah" officeooo:rsid="003f5bfe" officeooo:paragraph-rsid="003d0aa9"/>
    </style:style>
    <style:style style:name="P39" style:family="paragraph" style:parent-style-name="Standard">
      <style:text-properties style:font-name="Utsaah" officeooo:rsid="0037c16e" officeooo:paragraph-rsid="0037c16e"/>
    </style:style>
    <style:style style:name="P40" style:family="paragraph" style:parent-style-name="Standard">
      <style:text-properties style:font-name="Utsaah" officeooo:rsid="005c6a3e" officeooo:paragraph-rsid="005c6a3e"/>
    </style:style>
    <style:style style:name="P41" style:family="paragraph" style:parent-style-name="Standard">
      <style:text-properties style:font-name="Utsaah" officeooo:rsid="004fe8e1" officeooo:paragraph-rsid="004fe8e1"/>
    </style:style>
    <style:style style:name="P42" style:family="paragraph" style:parent-style-name="Standard">
      <style:text-properties style:font-name="Utsaah" officeooo:rsid="003d0aa9" officeooo:paragraph-rsid="003d0aa9"/>
    </style:style>
    <style:style style:name="P43" style:family="paragraph" style:parent-style-name="Standard">
      <style:text-properties style:font-name="Utsaah" officeooo:rsid="0061e0f1" officeooo:paragraph-rsid="0061e0f1"/>
    </style:style>
    <style:style style:name="P44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style:font-name="Utsaah"/>
    </style:style>
    <style:style style:name="P45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style:font-name="Utsaah" officeooo:paragraph-rsid="00030ffe"/>
    </style:style>
    <style:style style:name="P46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style:font-name="Utsaah" officeooo:rsid="001b36f2" officeooo:paragraph-rsid="001a7c4f"/>
    </style:style>
    <style:style style:name="P47" style:family="paragraph" style:parent-style-name="Heading_20_1">
      <style:text-properties style:font-name="Utsaah" fo:font-size="10pt" officeooo:rsid="001e39ae" officeooo:paragraph-rsid="001e39ae" style:font-size-asian="10pt" style:font-size-complex="10pt"/>
    </style:style>
    <style:style style:name="P48" style:family="paragraph" style:parent-style-name="Standard">
      <style:text-properties style:font-name="Utsaah" officeooo:rsid="0039b37f" officeooo:paragraph-rsid="005cf748"/>
    </style:style>
    <style:style style:name="T1" style:family="text">
      <style:text-properties officeooo:rsid="00047aeb"/>
    </style:style>
    <style:style style:name="T2" style:family="text">
      <style:text-properties officeooo:rsid="00281eff"/>
    </style:style>
    <style:style style:name="T3" style:family="text">
      <style:text-properties officeooo:rsid="002cec16"/>
    </style:style>
    <style:style style:name="T4" style:family="text">
      <style:text-properties officeooo:rsid="002ec41c"/>
    </style:style>
    <style:style style:name="T5" style:family="text">
      <style:text-properties officeooo:rsid="0050299c"/>
    </style:style>
    <style:style style:name="T6" style:family="text">
      <style:text-properties officeooo:rsid="0052079c"/>
    </style:style>
    <style:style style:name="T7" style:family="text">
      <style:text-properties officeooo:rsid="005e06d2"/>
    </style:style>
    <style:style style:name="T8" style:family="text">
      <style:text-properties officeooo:rsid="00600e58"/>
    </style:style>
    <style:style style:name="T9" style:family="text">
      <style:text-properties officeooo:rsid="0061e0f1"/>
    </style:style>
    <style:style style:name="T10" style:family="text">
      <style:text-properties officeooo:rsid="0062ae14"/>
    </style:style>
    <style:style style:name="T11" style:family="text">
      <style:text-properties officeooo:rsid="0064107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PHP – Frame<text:span text:style-name="T1">w</text:span>ork de desenvolvimento baseado em biblioteca</text:p>
      <text:p text:style-name="P1">Todas as funções são precedidos de B para identificar o framework</text:p>
      <text:p text:style-name="P1">Os complementos são scripts totalmente compilados e prontos que executam alguma função específica</text:p>
      <text:p text:style-name="P14"/>
      <text:p text:style-name="P14">Ecossistema </text:p>
      <text:p text:style-name="P14">Está integrado ao BPHP alguns sistemas externos que são embutidos ao utilizar o BPHP, são eles:</text:p>
      <text:p text:style-name="P18">- TinyMCE</text:p>
      <text:p text:style-name="P32">- bytescoutbarcode128_1.00.07</text:p>
      <text:p text:style-name="P32"/>
      <text:p text:style-name="P33">Não precisa ser instalado, basta instanciá-lo no início de seu arquivo php, com um simples require('bphp/bphp.php'); </text:p>
      <text:p text:style-name="P45"/>
      <text:p text:style-name="P1"/>
      <text:p text:style-name="P3">Utilizando as Funções da Biblioteca BPHP – Funções PHP</text:p>
      <text:p text:style-name="P3"/>
      <text:p text:style-name="P4">Todas as funções são precedidas de B e ordenadas por ordem alfabética:</text:p>
      <text:p text:style-name="P5">Existem funções que contém somente PHP Outras com PHP/HTML e outras com PHP/JS e ainda PHP/HTML/JS</text:p>
      <text:p text:style-name="P5"/>
      <text:p text:style-name="P6">Balerta – retorna um dialog em javascript com botão ok, geralmente utilizada com uma confirmação de alguma ação como por exemplo o envio de um cadastro:</text:p>
      <text:p text:style-name="P6"><text:tab/>exemplo de uso:</text:p>
      <text:p text:style-name="P6"><text:tab/>Balerta ('Cadastro Realizado com sucesso');<text:tab/></text:p>
      <text:p text:style-name="P6"/>
      <text:p text:style-name="P20"><text:span text:style-name="T5">Bconfirm</text:span> – retorna um dialog que solicita confirmação do usuário para continuar</text:p>
      <text:p text:style-name="P22"><text:tab/><text:span text:style-name="T6">Bconfirm</text:span> ('<text:span text:style-name="T6">Deseja continuar?</text:span>');</text:p>
      <text:p text:style-name="P7"/>
      <text:p text:style-name="P34">Bcontdiasuteis - </text:p>
      <text:p text:style-name="P34"/>
      <text:p text:style-name="P25">Bdataporextenso -</text:p>
      <text:p text:style-name="P8"/>
      <text:p text:style-name="P19">Beditor – A função Beditor utiliza do script Tinymce para gerar um editor de texto em campos de formulários do tipo textarea, para que o campo textarea funcione como editor que gravará os dados em html basta chamar <text:span text:style-name="T11">duas funções em</text:span> sua página. <text:span text:style-name="T11">A função BeditorHEAD() entre as tagas &lt;head&gt;&lt;/head&gt; e a função BeditorBODY() entre as tagas &lt;body&gt;&lt;/body&gt;</text:span></text:p>
      <text:p text:style-name="P19">depois coloque o parâmetro id=”beditor” nos campos de textarea que deseja colo<text:span text:style-name="T2">c</text:span>ar como editor.</text:p>
      <text:p text:style-name="P19"/>
      <text:p text:style-name="P23">Bfavicon – Esta função adiciona um favicon ao sei site, para isto basta declarar na função o caminho do seu ícone entre as tags &lt;head&gt;</text:p>
      <text:p text:style-name="P23">exemplo: &lt;?php Bfavicon('exemplo.png'); ?&gt;</text:p>
      <text:p text:style-name="P23"/>
      <text:p text:style-name="P39">Bgeracodbarras -</text:p>
      <text:p text:style-name="P39"/>
      <text:p text:style-name="P40">Bhash – Retorna um hash com criptografia sha1-sha1-md5.</text:p>
      <text:p text:style-name="P40">Exemplo: &lt;?php Bhash(‘string’); ?&gt;</text:p>
      <text:p text:style-name="P19"/>
      <text:p text:style-name="P21">Bheadersmail – Esta função serve para adicionar um cabeçalho ao envio de e-mail pela função mail(); nativa do PHP, <text:span text:style-name="T3">assumindo o e-mail indicado como remetente, esta função </text:span><text:soft-page-break/><text:span text:style-name="T3">também mantém o e-mail como text/plain e charset iso-8859-1</text:span></text:p>
      <text:p text:style-name="P21"><text:tab/>exemplo de uso:</text:p>
      <text:p text:style-name="P9"><text:tab/><text:span text:style-name="T3">$headers = Bheadersmail('teste@teste.com');</text:span></text:p>
      <text:p text:style-name="P10"><text:tab/><text:span text:style-name="T4">mail ('destinatário', 'assunto', 'mensagem', $headers);</text:span></text:p>
      <text:p text:style-name="P37"/>
      <text:p text:style-name="P37">Blinkvoltar – Esta função faz com que seja armazenado o link da página anterior para criar botões de voltar. Para isto adicione em todas as páginas a função Blinkvoltar(); e depois chame o link da página anterior através da varável de sessão $_SESSION[‘Blinkvoltar’].</text:p>
      <text:p text:style-name="P37">Importante utilizar esta função apenas se estiver trabalhando com sessões.</text:p>
      <text:p text:style-name="P37"><text:tab/></text:p>
      <text:p text:style-name="P10"/>
      <text:p text:style-name="P26">Blog - </text:p>
      <text:p text:style-name="P27"/>
      <text:p text:style-name="P41">Bmostraerros – força o PHP a exibir os erros.</text:p>
      <text:p text:style-name="P41"/>
      <text:p text:style-name="P48"/>
      <text:p text:style-name="P28">Bpeganumeros – <text:span text:style-name="T10">Retorna apenas os numeros de uma string.</text:span></text:p>
      <text:p text:style-name="P28"/>
      <text:p text:style-name="P42">Brand – <text:span text:style-name="T9">Retorna um sorteio entre 5 strings.</text:span></text:p>
      <text:p text:style-name="P43">Exemplo: Brand (‘teste’, ‘teste1’, ‘teste2’, ‘teste3’, ‘teste4’);</text:p>
      <text:p text:style-name="P43">pode retornar qualquer uma dessas strings. <text:s text:c="2"/></text:p>
      <text:p text:style-name="P38"/>
      <text:p text:style-name="P29">Bredirecionamentojs - </text:p>
      <text:p text:style-name="P8"/>
      <text:p text:style-name="P13">Bseg – Função de segurança para ser utilizada ao inserir dados de uma string no banco de dados, ela substituirá caracteres perigosos como forma de prevenir o SQL injection</text:p>
      <text:p text:style-name="P13"><text:tab/>exemplo de uso:</text:p>
      <text:p text:style-name="P12"><text:tab/>$string = Bseg($string); </text:p>
      <text:p text:style-name="P12"/>
      <text:p text:style-name="P24">Bsubmit – Função utilizada para postar automaticamente um formulário, sem a necessidade de clicar em botão</text:p>
      <text:p text:style-name="P24"><text:tab/>exemplo de uso</text:p>
      <text:p text:style-name="P24"><text:tab/>&lt;?php</text:p>
      <text:p text:style-name="P24"><text:tab/>&lt;form name='form' id='form' action=''&gt;</text:p>
      <text:p text:style-name="P24"><text:tab/><text:tab/>…</text:p>
      <text:p text:style-name="P24"><text:tab/>&lt;/form&gt;</text:p>
      <text:p text:style-name="P24"><text:tab/>Bsubmit ('form');</text:p>
      <text:p text:style-name="P24"><text:tab/>?&gt;</text:p>
      <text:p text:style-name="P24"/>
      <text:p text:style-name="P35">Btoken – <text:span text:style-name="T8">Retorna um token no padrão bphp.</text:span></text:p>
      <text:p text:style-name="P35"/>
      <text:p text:style-name="P36">Bverificaurl – Função para verificar se uma URL existe, está função foi escrita por Nilcemar em http://nilcemar.blogspot.com.br/2012/03/verificar-se-url-e-valida-com-php.html. </text:p>
      <text:p text:style-name="P36">Retorno boolean.</text:p>
      <text:p text:style-name="P36"><text:tab/>Exemplo de uso</text:p>
      <text:p text:style-name="P36"><text:tab/>&lt;?php </text:p>
      <text:p text:style-name="P36"><text:tab/>if (Bverificaurl ($link)) {</text:p>
      <text:p text:style-name="P36"><text:tab/><text:tab/>echo 'existe';</text:p>
      <text:p text:style-name="P36"><text:tab/>} else { </text:p>
      <text:p text:style-name="P36"><text:tab/><text:tab/>'não existe';</text:p>
      <text:p text:style-name="P36"><text:tab/>}</text:p>
      <text:p text:style-name="P36"><text:soft-page-break/><text:tab/>?&gt;<text:tab/></text:p>
      <text:p text:style-name="P11"/>
      <text:p text:style-name="P44"/>
      <text:p text:style-name="P1"/>
      <text:p text:style-name="P15">Controle de Versões</text:p>
      <text:p text:style-name="P15"/>
      <text:p text:style-name="P16">O BPHP utiliza o seguinte padrão para o controle de suas versões</text:p>
      <text:p text:style-name="P16"/>
      <text:p text:style-name="P16">X.Y.Z</text:p>
      <text:p text:style-name="P2"/>
      <text:p text:style-name="P16">X - <text:s/>Representa a versão do framework, que pode ser alterada se implantado grandes alterações que impactam inclusive o funcionamento de versões anteriores, bem como incremento de alto volume de novas funcionalidades </text:p>
      <text:p text:style-name="P16"/>
      <text:p text:style-name="P16">Y – Representa a versão de atualização da versão X do BPHP, que pode ser alterada quando é implementado alguma mudança ou incremento no framework que não impacta diretamente o funcionamento de versões anteriores</text:p>
      <text:p text:style-name="P16"/>
      <text:p text:style-name="P16">Z – Representa a versão de correção da Versão Y de atualização, que pode ser alterada quando é implementado alguma correção de bug sem novos incrementos de funcionalidades</text:p>
      <text:p text:style-name="P46"/>
      <text:p text:style-name="P17"/>
      <text:p text:style-name="P30">Licença de uso </text:p>
      <text:h text:style-name="P47" text:outline-level="1">Mozilla Public License 2.0 (MPL-2.0)</text:h>
      <text:p text:style-name="P31">http://opensource.org/licenses/MPL-2.0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tsaah" svg:font-family="Utsaah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2-11-14T10:31:21.89</meta:creation-date>
    <dc:date>2022-02-28T14:24:53.092000000</dc:date>
    <meta:editing-duration>PT1H16M34S</meta:editing-duration>
    <meta:editing-cycles>111</meta:editing-cycles>
    <meta:generator>LibreOffice/7.1.3.2$Windows_X86_64 LibreOffice_project/47f78053abe362b9384784d31a6e56f8511eb1c1</meta:generator>
    <meta:document-statistic meta:table-count="0" meta:image-count="0" meta:object-count="0" meta:page-count="3" meta:paragraph-count="70" meta:word-count="626" meta:character-count="4270" meta:non-whitespace-character-count="3651"/>
  </office:meta>
</office:document-meta>
</file>